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 svg:font-family="'Thorndale AMT'"/>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9. Esquema de traducción orientado al traductor predictivo – recursivo</text:span></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Standard"><text:span text:style-name="T3">9.1. Variables globales</text:span></text:p>
      <text:p text:style-name="P2">Descripción y propósito de las variables globales usadas. </text:p>
      <text:p text:style-name="P2"/>
      <text:p text:style-name="P2">Si no se usan variables globales, dejar este apartado en blanco.</text:p>
      <text:p text:style-name="P1"/>
      <text:p text:style-name="Standard"><text:span text:style-name="T3">9.2. Nuevas operaciones y transformación de ecuaciones semánticas</text:span></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4"/>
      <text:p text:style-name="Standard"><text:span text:style-name="T3">9.3. Esquema <text:s/>de traducción</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 svg:font-family="'Thorndale AMT'"/>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meta:document-statistic meta:table-count="0" meta:image-count="0" meta:object-count="0" meta:page-count="1" meta:paragraph-count="9" meta:word-count="117" meta:character-count="805"/>
    <dc:date>2010-01-16T14:07:50</dc:date>
    <dc:creator>Hector </dc:creator>
    <meta:editing-duration>PT00H00M27S</meta:editing-duration>
    <meta:editing-cycles>1</meta:editing-cycles>
    <meta:generator>OpenOffice.org/3.1$Linux OpenOffice.org_project/310m21$Build-9319</meta:generator>
  </office:meta>
</office:document-meta>
</file>